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1" table:default-cell-style-name="Default"/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39" calcext:value-type="float">
            <text:p>539</text:p>
          </table:table-cell>
          <table:table-cell office:value-type="float" office:value="79" calcext:value-type="float">
            <text:p>79</text:p>
          </table:table-cell>
          <table:table-cell office:value-type="float" office:value="579" calcext:value-type="float">
            <text:p>579</text:p>
          </table:table-cell>
          <table:table-cell office:value-type="float" office:value="101" calcext:value-type="float">
            <text:p>101</text:p>
          </table:table-cell>
          <table:table-cell office:value-type="float" office:value="1402" calcext:value-type="float">
            <text:p>1402</text:p>
          </table:table-cell>
          <table:table-cell office:value-type="float" office:value="25107" calcext:value-type="float">
            <text:p>25107</text:p>
          </table:table-cell>
          <table:table-cell office:value-type="float" office:value="9472" calcext:value-type="float">
            <text:p>947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683" calcext:value-type="float">
            <text:p>683</text:p>
          </table:table-cell>
          <table:table-cell office:value-type="float" office:value="3710" calcext:value-type="float">
            <text:p>3710</text:p>
          </table:table-cell>
          <table:table-cell office:value-type="float" office:value="533" calcext:value-type="float">
            <text:p>533</text:p>
          </table:table-cell>
          <table:table-cell office:value-type="float" office:value="5354" calcext:value-type="float">
            <text:p>5354</text:p>
          </table:table-cell>
          <table:table-cell office:value-type="float" office:value="1294" calcext:value-type="float">
            <text:p>1294</text:p>
          </table:table-cell>
          <table:table-cell office:value-type="float" office:value="55296" calcext:value-type="float">
            <text:p>5529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283" calcext:value-type="float">
            <text:p>283</text:p>
          </table:table-cell>
          <table:table-cell office:value-type="float" office:value="106" calcext:value-type="float">
            <text:p>106</text:p>
          </table:table-cell>
          <table:table-cell office:value-type="float" office:value="1627" calcext:value-type="float">
            <text:p>1627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3732" calcext:value-type="float">
            <text:p>13732</text:p>
          </table:table-cell>
          <table:table-cell office:value-type="float" office:value="3143" calcext:value-type="float">
            <text:p>31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758" calcext:value-type="float">
            <text:p>1758</text:p>
          </table:table-cell>
          <table:table-cell office:value-type="float" office:value="795" calcext:value-type="float">
            <text:p>795</text:p>
          </table:table-cell>
          <table:table-cell office:value-type="float" office:value="7796" calcext:value-type="float">
            <text:p>7796</text:p>
          </table:table-cell>
          <table:table-cell/>
        </table:table-row>
        <table:table-row table:style-name="ro1">
          <table:table-cell table:formula="of:=1000*[.A1]" office:value-type="float" office:value="400" calcext:value-type="float">
            <text:p>400</text:p>
          </table:table-cell>
          <table:table-cell table:formula="of:=1000*[.B1]" office:value-type="float" office:value="390" calcext:value-type="float">
            <text:p>390</text:p>
          </table:table-cell>
          <table:table-cell table:formula="of:=1000*[.C1]" office:value-type="float" office:value="380" calcext:value-type="float">
            <text:p>380</text:p>
          </table:table-cell>
          <table:table-cell table:formula="of:=1000*[.D1]" office:value-type="float" office:value="370" calcext:value-type="float">
            <text:p>370</text:p>
          </table:table-cell>
          <table:table-cell table:formula="of:=1000*[.E1]" office:value-type="float" office:value="360" calcext:value-type="float">
            <text:p>360</text:p>
          </table:table-cell>
          <table:table-cell table:formula="of:=1000*[.F1]" office:value-type="float" office:value="350" calcext:value-type="float">
            <text:p>350</text:p>
          </table:table-cell>
          <table:table-cell table:formula="of:=1000*[.G1]" office:value-type="float" office:value="340" calcext:value-type="float">
            <text:p>340</text:p>
          </table:table-cell>
          <table:table-cell table:formula="of:=1000*[.H1]" office:value-type="float" office:value="330" calcext:value-type="float">
            <text:p>330</text:p>
          </table:table-cell>
          <table:table-cell table:formula="of:=1000*[.I1]" office:value-type="float" office:value="320" calcext:value-type="float">
            <text:p>320</text:p>
          </table:table-cell>
          <table:table-cell table:formula="of:=1000*[.J1]" office:value-type="float" office:value="310" calcext:value-type="float">
            <text:p>310</text:p>
          </table:table-cell>
          <table:table-cell table:formula="of:=1000*[.K1]" office:value-type="float" office:value="300" calcext:value-type="float">
            <text:p>300</text:p>
          </table:table-cell>
          <table:table-cell table:formula="of:=1000*[.L1]" office:value-type="float" office:value="290" calcext:value-type="float">
            <text:p>290</text:p>
          </table:table-cell>
          <table:table-cell table:formula="of:=1000*[.M1]" office:value-type="float" office:value="280" calcext:value-type="float">
            <text:p>280</text:p>
          </table:table-cell>
          <table:table-cell table:formula="of:=1000*[.N1]" office:value-type="float" office:value="270" calcext:value-type="float">
            <text:p>270</text:p>
          </table:table-cell>
          <table:table-cell table:formula="of:=1000*[.O1]" office:value-type="float" office:value="260" calcext:value-type="float">
            <text:p>260</text:p>
          </table:table-cell>
          <table:table-cell table:formula="of:=1000*[.P1]" office:value-type="float" office:value="250" calcext:value-type="float">
            <text:p>250</text:p>
          </table:table-cell>
          <table:table-cell table:formula="of:=1000*[.Q1]" office:value-type="float" office:value="240" calcext:value-type="float">
            <text:p>240</text:p>
          </table:table-cell>
          <table:table-cell table:formula="of:=1000*[.R1]" office:value-type="float" office:value="230" calcext:value-type="float">
            <text:p>230</text:p>
          </table:table-cell>
          <table:table-cell table:formula="of:=1000*[.S1]" office:value-type="float" office:value="220" calcext:value-type="float">
            <text:p>220</text:p>
          </table:table-cell>
          <table:table-cell table:formula="of:=1000*[.T1]" office:value-type="float" office:value="210" calcext:value-type="float">
            <text:p>210</text:p>
          </table:table-cell>
          <table:table-cell table:formula="of:=1000*[.U1]" office:value-type="float" office:value="200" calcext:value-type="float">
            <text:p>200</text:p>
          </table:table-cell>
          <table:table-cell table:formula="of:=1000*[.V1]" office:value-type="float" office:value="190" calcext:value-type="float">
            <text:p>190</text:p>
          </table:table-cell>
          <table:table-cell table:formula="of:=1000*[.W1]" office:value-type="float" office:value="180" calcext:value-type="float">
            <text:p>180</text:p>
          </table:table-cell>
          <table:table-cell table:formula="of:=1000*[.X1]" office:value-type="float" office:value="170" calcext:value-type="float">
            <text:p>170</text:p>
          </table:table-cell>
          <table:table-cell table:formula="of:=1000*[.Y1]" office:value-type="float" office:value="160" calcext:value-type="float">
            <text:p>160</text:p>
          </table:table-cell>
          <table:table-cell table:formula="of:=1000*[.Z1]" office:value-type="float" office:value="150" calcext:value-type="float">
            <text:p>150</text:p>
          </table:table-cell>
          <table:table-cell table:formula="of:=1000*[.AA1]" office:value-type="float" office:value="140" calcext:value-type="float">
            <text:p>140</text:p>
          </table:table-cell>
          <table:table-cell table:formula="of:=1000*[.AB1]" office:value-type="float" office:value="130" calcext:value-type="float">
            <text:p>130</text:p>
          </table:table-cell>
          <table:table-cell table:formula="of:=1000*[.AC1]" office:value-type="float" office:value="120" calcext:value-type="float">
            <text:p>120</text:p>
          </table:table-cell>
          <table:table-cell table:formula="of:=1000*[.AD1]" office:value-type="float" office:value="110" calcext:value-type="float">
            <text:p>110</text:p>
          </table:table-cell>
          <table:table-cell table:formula="of:=1000*[.AE1]" office:value-type="float" office:value="100" calcext:value-type="float">
            <text:p>100</text:p>
          </table:table-cell>
        </table:table-row>
        <table:table-row table:style-name="ro1">
          <table:table-cell table:formula="of:=AVERAGE([.A1:.A6])" office:value-type="float" office:value="4.56666666666667" calcext:value-type="float">
            <text:p>4.5666666667</text:p>
          </table:table-cell>
          <table:table-cell table:formula="of:=AVERAGE([.B1:.B6])" office:value-type="float" office:value="4.39833333333333" calcext:value-type="float">
            <text:p>4.3983333333</text:p>
          </table:table-cell>
          <table:table-cell table:formula="of:=AVERAGE([.C1:.C6])" office:value-type="float" office:value="7.56333333333333" calcext:value-type="float">
            <text:p>7.5633333333</text:p>
          </table:table-cell>
          <table:table-cell table:formula="of:=AVERAGE([.D1:.D6])" office:value-type="float" office:value="4.895" calcext:value-type="float">
            <text:p>4.895</text:p>
          </table:table-cell>
          <table:table-cell table:formula="of:=AVERAGE([.E1:.E6])" office:value-type="float" office:value="3.89333333333333" calcext:value-type="float">
            <text:p>3.8933333333</text:p>
          </table:table-cell>
          <table:table-cell table:formula="of:=AVERAGE([.F1:.F6])" office:value-type="float" office:value="8.39166666666667" calcext:value-type="float">
            <text:p>8.3916666667</text:p>
          </table:table-cell>
          <table:table-cell table:formula="of:=AVERAGE([.G1:.G6])" office:value-type="float" office:value="5.22333333333333" calcext:value-type="float">
            <text:p>5.2233333333</text:p>
          </table:table-cell>
          <table:table-cell table:formula="of:=AVERAGE([.H1:.H6])" office:value-type="float" office:value="5.38833333333333" calcext:value-type="float">
            <text:p>5.3883333333</text:p>
          </table:table-cell>
          <table:table-cell table:formula="of:=AVERAGE([.I1:.I6])" office:value-type="float" office:value="7.88666666666667" calcext:value-type="float">
            <text:p>7.8866666667</text:p>
          </table:table-cell>
          <table:table-cell table:formula="of:=AVERAGE([.J1:.J6])" office:value-type="float" office:value="5.885" calcext:value-type="float">
            <text:p>5.885</text:p>
          </table:table-cell>
          <table:table-cell table:formula="of:=AVERAGE([.K1:.K6])" office:value-type="float" office:value="5.71666666666667" calcext:value-type="float">
            <text:p>5.7166666667</text:p>
          </table:table-cell>
          <table:table-cell table:formula="of:=AVERAGE([.L1:.L6])" office:value-type="float" office:value="5.88166666666667" calcext:value-type="float">
            <text:p>5.8816666667</text:p>
          </table:table-cell>
          <table:table-cell table:formula="of:=AVERAGE([.M1:.M6])" office:value-type="float" office:value="8.88" calcext:value-type="float">
            <text:p>8.88</text:p>
          </table:table-cell>
          <table:table-cell table:formula="of:=AVERAGE([.N1:.N6])" office:value-type="float" office:value="11.2116666666667" calcext:value-type="float">
            <text:p>11.2116666667</text:p>
          </table:table-cell>
          <table:table-cell table:formula="of:=AVERAGE([.O1:.O6])" office:value-type="float" office:value="8.04333333333333" calcext:value-type="float">
            <text:p>8.0433333333</text:p>
          </table:table-cell>
          <table:table-cell table:formula="of:=AVERAGE([.P1:.P6])" office:value-type="float" office:value="10.7083333333333" calcext:value-type="float">
            <text:p>10.7083333333</text:p>
          </table:table-cell>
          <table:table-cell table:formula="of:=AVERAGE([.Q1:.Q6])" office:value-type="float" office:value="16.04" calcext:value-type="float">
            <text:p>16.04</text:p>
          </table:table-cell>
          <table:table-cell table:formula="of:=AVERAGE([.R1:.R6])" office:value-type="float" office:value="19.0383333333333" calcext:value-type="float">
            <text:p>19.0383333333</text:p>
          </table:table-cell>
          <table:table-cell table:formula="of:=AVERAGE([.S1:.S6])" office:value-type="float" office:value="22.87" calcext:value-type="float">
            <text:p>22.87</text:p>
          </table:table-cell>
          <table:table-cell table:formula="of:=AVERAGE([.T1:.T6])" office:value-type="float" office:value="20.035" calcext:value-type="float">
            <text:p>20.035</text:p>
          </table:table-cell>
          <table:table-cell table:formula="of:=AVERAGE([.U1:.U6])" office:value-type="float" office:value="19.0333333333333" calcext:value-type="float">
            <text:p>19.0333333333</text:p>
          </table:table-cell>
          <table:table-cell table:formula="of:=AVERAGE([.V1:.V6])" office:value-type="float" office:value="27.365" calcext:value-type="float">
            <text:p>27.365</text:p>
          </table:table-cell>
          <table:table-cell table:formula="of:=AVERAGE([.W1:.W6])" office:value-type="float" office:value="32.1966666666667" calcext:value-type="float">
            <text:p>32.1966666667</text:p>
          </table:table-cell>
          <table:table-cell table:formula="of:=AVERAGE([.X1:.X6])" office:value-type="float" office:value="44.5283333333333" calcext:value-type="float">
            <text:p>44.5283333333</text:p>
          </table:table-cell>
          <table:table-cell table:formula="of:=AVERAGE([.Y1:.Y6])" office:value-type="float" office:value="151.36" calcext:value-type="float">
            <text:p>151.36</text:p>
          </table:table-cell>
          <table:table-cell table:formula="of:=AVERAGE([.Z1:.Z6])" office:value-type="float" office:value="163.525" calcext:value-type="float">
            <text:p>163.525</text:p>
          </table:table-cell>
          <table:table-cell table:formula="of:=AVERAGE([.AA1:.AA6])" office:value-type="float" office:value="755.856666666667" calcext:value-type="float">
            <text:p>755.8566666667</text:p>
          </table:table-cell>
          <table:table-cell table:formula="of:=AVERAGE([.AB1:.AB6])" office:value-type="float" office:value="461.355" calcext:value-type="float">
            <text:p>461.355</text:p>
          </table:table-cell>
          <table:table-cell table:formula="of:=AVERAGE([.AC1:.AC6])" office:value-type="float" office:value="3564.85333333333" calcext:value-type="float">
            <text:p>3564.8533333333</text:p>
          </table:table-cell>
          <table:table-cell table:formula="of:=AVERAGE([.AD1:.AD6])" office:value-type="float" office:value="6494.51833333333" calcext:value-type="float">
            <text:p>6494.5183333333</text:p>
          </table:table-cell>
          <table:table-cell table:formula="of:=AVERAGE([.AE1:.AE6])" office:value-type="float" office:value="17012.775" calcext:value-type="float">
            <text:p>17012.77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56666666666667" calcext:value-type="float">
            <text:p>4.566666666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39833333333333" calcext:value-type="float">
            <text:p>4.39833333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56333333333333" calcext:value-type="float">
            <text:p>7.56333333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895" calcext:value-type="float">
            <text:p>4.89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89333333333333" calcext:value-type="float">
            <text:p>3.89333333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39166666666667" calcext:value-type="float">
            <text:p>8.391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22333333333333" calcext:value-type="float">
            <text:p>5.22333333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38833333333333" calcext:value-type="float">
            <text:p>5.38833333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88666666666667" calcext:value-type="float">
            <text:p>7.886666666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885" calcext:value-type="float">
            <text:p>5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71666666666667" calcext:value-type="float">
            <text:p>5.71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88166666666667" calcext:value-type="float">
            <text:p>5.88166666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2116666666667" calcext:value-type="float">
            <text:p>11.21166666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04333333333333" calcext:value-type="float">
            <text:p>8.04333333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7083333333333" calcext:value-type="float">
            <text:p>10.70833333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.04" calcext:value-type="float">
            <text:p>16.0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.0383333333333" calcext:value-type="float">
            <text:p>19.03833333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.87" calcext:value-type="float">
            <text:p>22.8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.035" calcext:value-type="float">
            <text:p>20.0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0333333333333" calcext:value-type="float">
            <text:p>19.0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.365" calcext:value-type="float">
            <text:p>27.3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.1966666666667" calcext:value-type="float">
            <text:p>32.19666666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.5283333333333" calcext:value-type="float">
            <text:p>44.528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1.36" calcext:value-type="float">
            <text:p>151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3.525" calcext:value-type="float">
            <text:p>163.5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55.856666666667" calcext:value-type="float">
            <text:p>755.8566666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1.355" calcext:value-type="float">
            <text:p>461.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64.85333333333" calcext:value-type="float">
            <text:p>3564.8533333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94.51833333333" calcext:value-type="float">
            <text:p>6494.518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12.775" calcext:value-type="float">
            <text:p>17012.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22:14:37.978584376</meta:creation-date>
    <dc:date>2014-11-11T01:20:05.405869831</dc:date>
    <meta:editing-duration>PT2H49M26S</meta:editing-duration>
    <meta:editing-cycles>2</meta:editing-cycles>
    <meta:generator>LibreOffice/4.2.7.2$Linux_X86_64 LibreOffice_project/420m0$Build-2</meta:generator>
    <meta:document-statistic meta:table-count="2" meta:cell-count="308" meta:object-count="0"/>
  </office:meta>
</office:document-meta>
</file>